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cbe6" officeooo:paragraph-rsid="0008cbe6"/>
    </style:style>
    <style:style style:name="T1" style:family="text">
      <style:text-properties fo:color="#ff3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Problem2_ASL.c: Parsing</text:p>
      <text:p text:style-name="P1">Converting</text:p>
      <text:p text:style-name="P1">Type-checking Problem2_ASL</text:p>
      <text:p text:style-name="P1">Generating GOTO Program</text:p>
      <text:p text:style-name="P1">Adding CPROVER library</text:p>
      <text:p text:style-name="P1">Function Pointer Removal</text:p>
      <text:p text:style-name="P1">Partial Inlining</text:p>
      <text:p text:style-name="P1">Generic Property Instrumentation</text:p>
      <text:p text:style-name="P1">Starting Bounded Model Checking</text:p>
      <text:p text:style-name="P1">Unwinding loop c::main.0 iteration 1 file Problem2_ASL.c line 309 function main thread 0</text:p>
      <text:p text:style-name="P1">Unwinding loop c::main.0 iteration 2 file Problem2_ASL.c line 309 function main thread 0</text:p>
      <text:p text:style-name="P1">Unwinding loop c::main.0 iteration 3 file Problem2_ASL.c line 309 function main thread 0</text:p>
      <text:p text:style-name="P1">Unwinding loop c::main.0 iteration 4 file Problem2_ASL.c line 309 function main thread 0</text:p>
      <text:p text:style-name="P1">Unwinding loop c::main.0 iteration 5 file Problem2_ASL.c line 309 function main thread 0</text:p>
      <text:p text:style-name="P1">Unwinding loop c::main.0 iteration 6 file Problem2_ASL.c line 309 function main thread 0</text:p>
      <text:p text:style-name="P1">Unwinding loop c::main.0 iteration 7 file Problem2_ASL.c line 309 function main thread 0</text:p>
      <text:p text:style-name="P1">Unwinding loop c::main.0 iteration 8 file Problem2_ASL.c line 309 function main thread 0</text:p>
      <text:p text:style-name="P1">Unwinding loop c::main.0 iteration 9 file Problem2_ASL.c line 309 function main thread 0</text:p>
      <text:p text:style-name="P1">Unwinding loop c::main.0 iteration 10 file Problem2_ASL.c line 309 function main thread 0</text:p>
      <text:p text:style-name="P1">Unwinding loop c::main.0 iteration 11 file Problem2_ASL.c line 309 function main thread 0</text:p>
      <text:p text:style-name="P1">Unwinding loop c::main.0 iteration 12 file Problem2_ASL.c line 309 function main thread 0</text:p>
      <text:p text:style-name="P1">Unwinding loop c::main.0 iteration 13 file Problem2_ASL.c line 309 function main thread 0</text:p>
      <text:p text:style-name="P1">Unwinding loop c::main.0 iteration 14 file Problem2_ASL.c line 309 function main thread 0</text:p>
      <text:p text:style-name="P1">Unwinding loop c::main.0 iteration 15 file Problem2_ASL.c line 309 function main thread 0</text:p>
      <text:p text:style-name="P1">Unwinding loop c::main.0 iteration 16 file Problem2_ASL.c line 309 function main thread 0</text:p>
      <text:p text:style-name="P1">Unwinding loop c::check_DC_DC.0 iteration 1 file Problem2_ASL.c line 174 function check_DC_DC thread 0</text:p>
      <text:p text:style-name="P1">Unwinding loop c::check_DC_DC.0 iteration 2 file Problem2_ASL.c line 174 function check_DC_DC thread 0</text:p>
      <text:p text:style-name="P1">Unwinding loop c::check_DC_DC.0 iteration 3 file Problem2_ASL.c line 174 function check_DC_DC thread 0</text:p>
      <text:p text:style-name="P1">Unwinding loop c::check_DC_DC.0 iteration 4 file Problem2_ASL.c line 174 function check_DC_DC thread 0</text:p>
      <text:p text:style-name="P1">Unwinding loop c::check_DC_DC.0 iteration 5 file Problem2_ASL.c line 174 function check_DC_DC thread 0</text:p>
      <text:p text:style-name="P1">Unwinding loop c::check_DC_DC.0 iteration 6 file Problem2_ASL.c line 174 function check_DC_DC thread 0</text:p>
      <text:p text:style-name="P1">Unwinding loop c::check_DC_DC.0 iteration 7 file Problem2_ASL.c line 174 function check_DC_DC thread 0</text:p>
      <text:p text:style-name="P1">Unwinding loop c::check_DC_DC.0 iteration 8 file Problem2_ASL.c line 174 function check_DC_DC thread 0</text:p>
      <text:p text:style-name="P1">Unwinding loop c::check_DC_DC.0 iteration 9 file Problem2_ASL.c line 174 function check_DC_DC thread 0</text:p>
      <text:p text:style-name="P1">Unwinding loop c::check_DC_DC.0 iteration 10 file Problem2_ASL.c line 174 function check_DC_DC thread 0</text:p>
      <text:p text:style-name="P1">Unwinding loop c::check_DC_DC.0 iteration 11 file Problem2_ASL.c line 174 function check_DC_DC thread 0</text:p>
      <text:p text:style-name="P1">Unwinding loop c::check_DC_DC.0 iteration 12 file Problem2_ASL.c line 174 <text:soft-page-break/>function check_DC_DC thread 0</text:p>
      <text:p text:style-name="P1">Unwinding loop c::check_DC_DC.0 iteration 13 file Problem2_ASL.c line 174 function check_DC_DC thread 0</text:p>
      <text:p text:style-name="P1">Unwinding loop c::check_DC_DC.0 iteration 14 file Problem2_ASL.c line 174 function check_DC_DC thread 0</text:p>
      <text:p text:style-name="P1">Unwinding loop c::check_DC_DC.0 iteration 15 file Problem2_ASL.c line 174 function check_DC_DC thread 0</text:p>
      <text:p text:style-name="P1">Unwinding loop c::check_DC_DC.0 iteration 16 file Problem2_ASL.c line 174 function check_DC_DC thread 0</text:p>
      <text:p text:style-name="P1">Unwinding loop c::check_DC_DC.1 iteration 1 file Problem2_ASL.c line 178 function check_DC_DC thread 0</text:p>
      <text:p text:style-name="P1">Unwinding loop c::check_DC_DC.1 iteration 2 file Problem2_ASL.c line 178 function check_DC_DC thread 0</text:p>
      <text:p text:style-name="P1">Unwinding loop c::check_DC_DC.1 iteration 3 file Problem2_ASL.c line 178 function check_DC_DC thread 0</text:p>
      <text:p text:style-name="P1">Unwinding loop c::check_DC_DC.1 iteration 4 file Problem2_ASL.c line 178 function check_DC_DC thread 0</text:p>
      <text:p text:style-name="P1">Unwinding loop c::check_DC_DC.1 iteration 5 file Problem2_ASL.c line 178 function check_DC_DC thread 0</text:p>
      <text:p text:style-name="P1">Unwinding loop c::check_DC_DC.1 iteration 6 file Problem2_ASL.c line 178 function check_DC_DC thread 0</text:p>
      <text:p text:style-name="P1">Unwinding loop c::check_DC_DC.1 iteration 7 file Problem2_ASL.c line 178 function check_DC_DC thread 0</text:p>
      <text:p text:style-name="P1">Unwinding loop c::check_DC_DC.1 iteration 8 file Problem2_ASL.c line 178 function check_DC_DC thread 0</text:p>
      <text:p text:style-name="P1">Unwinding loop c::check_DC_DC.1 iteration 9 file Problem2_ASL.c line 178 function check_DC_DC thread 0</text:p>
      <text:p text:style-name="P1">Unwinding loop c::check_DC_DC.1 iteration 10 file Problem2_ASL.c line 178 function check_DC_DC thread 0</text:p>
      <text:p text:style-name="P1">Unwinding loop c::check_DC_DC.1 iteration 11 file Problem2_ASL.c line 178 function check_DC_DC thread 0</text:p>
      <text:p text:style-name="P1">Unwinding loop c::check_DC_DC.1 iteration 12 file Problem2_ASL.c line 178 function check_DC_DC thread 0</text:p>
      <text:p text:style-name="P1">Unwinding loop c::check_DC_DC.2 iteration 1 file Problem2_ASL.c line 183 function check_DC_DC thread 0</text:p>
      <text:p text:style-name="P1">Unwinding loop c::check_DC_DC.2 iteration 2 file Problem2_ASL.c line 183 function check_DC_DC thread 0</text:p>
      <text:p text:style-name="P1">Unwinding loop c::check_DC_DC.2 iteration 3 file Problem2_ASL.c line 183 function check_DC_DC thread 0</text:p>
      <text:p text:style-name="P1">Unwinding loop c::check_DC_DC.2 iteration 4 file Problem2_ASL.c line 183 function check_DC_DC thread 0</text:p>
      <text:p text:style-name="P1">Unwinding loop c::check_DC_DC.2 iteration 5 file Problem2_ASL.c line 183 function check_DC_DC thread 0</text:p>
      <text:p text:style-name="P1">Unwinding loop c::check_DC_DC.2 iteration 6 file Problem2_ASL.c line 183 function check_DC_DC thread 0</text:p>
      <text:p text:style-name="P1">Unwinding loop c::check_DC_DC.2 iteration 7 file Problem2_ASL.c line 183 function check_DC_DC thread 0</text:p>
      <text:p text:style-name="P1">Unwinding loop c::check_DC_DC.2 iteration 8 file Problem2_ASL.c line 183 function check_DC_DC thread 0</text:p>
      <text:p text:style-name="P1">Unwinding loop c::check_DC_DC.2 iteration 9 file Problem2_ASL.c line 183 function check_DC_DC thread 0</text:p>
      <text:p text:style-name="P1">Unwinding loop c::check_DC_DC.2 iteration 10 file Problem2_ASL.c line 183 function check_DC_DC thread 0</text:p>
      <text:p text:style-name="P1">Unwinding loop c::check_DC_DC.2 iteration 11 file Problem2_ASL.c line 183 function check_DC_DC thread 0</text:p>
      <text:p text:style-name="P1">Unwinding loop c::check_DC_DC.2 iteration 12 file Problem2_ASL.c line 183 function check_DC_DC thread 0</text:p>
      <text:p text:style-name="P1">Unwinding loop c::check_DC_DC.3 iteration 1 file Problem2_ASL.c line 190 function check_DC_DC thread 0</text:p>
      <text:p text:style-name="P1">Unwinding loop c::check_DC_DC.3 iteration 2 file Problem2_ASL.c line 190 function check_DC_DC thread 0</text:p>
      <text:p text:style-name="P1">Unwinding loop c::check_DC_DC.3 iteration 3 file Problem2_ASL.c line 190 function check_DC_DC thread 0</text:p>
      <text:p text:style-name="P1">Unwinding loop c::check_DC_DC.3 iteration 4 file Problem2_ASL.c line 190 <text:soft-page-break/>function check_DC_DC thread 0</text:p>
      <text:p text:style-name="P1">Unwinding loop c::check_DC_DC.4 iteration 1 file Problem2_ASL.c line 195 function check_DC_DC thread 0</text:p>
      <text:p text:style-name="P1">Unwinding loop c::check_DC_DC.4 iteration 2 file Problem2_ASL.c line 195 function check_DC_DC thread 0</text:p>
      <text:p text:style-name="P1">Unwinding loop c::check_DC_DC.4 iteration 3 file Problem2_ASL.c line 195 function check_DC_DC thread 0</text:p>
      <text:p text:style-name="P1">Unwinding loop c::check_DC_DC.4 iteration 4 file Problem2_ASL.c line 195 function check_DC_DC thread 0</text:p>
      <text:p text:style-name="P1">size of program expression: 1441 steps</text:p>
      <text:p text:style-name="P1">simple slicing removed 5 assignments</text:p>
      <text:p text:style-name="P1">Generated 13 VCC(s), 13 remaining after simplification</text:p>
      <text:p text:style-name="P1">Passing problem to propositional reduction</text:p>
      <text:p text:style-name="P1">Running propositional reduction</text:p>
      <text:p text:style-name="P1">Solving with MiniSAT 2.2.0 with simplifier</text:p>
      <text:p text:style-name="P1">20799 variables, 48856 clauses</text:p>
      <text:p text:style-name="P1">SAT checker: negated claim is SATISFIABLE, i.e., does not hold</text:p>
      <text:p text:style-name="P1">Runtime decision procedure: 0.084s</text:p>
      <text:p text:style-name="P1">Building error trace</text:p>
      <text:p text:style-name="P1"/>
      <text:p text:style-name="P1">Counterexample:</text:p>
      <text:p text:style-name="P1"/>
      <text:p text:style-name="P1">State 3 file Problem2_ASL.c line 31 thread 0</text:p>
      <text:p text:style-name="P1">----------------------------------------------------</text:p>
      <text:p text:style-name="P1"><text:s text:c="2"/>liu2_notok=0 (00000000000000000000000000000000)</text:p>
      <text:p text:style-name="P1"/>
      <text:p text:style-name="P1">State 4 file &lt;built-in-additions&gt; line 30 thread 0</text:p>
      <text:p text:style-name="P1">----------------------------------------------------</text:p>
      <text:p text:style-name="P1"><text:s text:c="2"/>__CPROVER_deallocated=NULL (0000000000000000000000000000000000000000000000000000000000000000)</text:p>
      <text:p text:style-name="P1"/>
      <text:p text:style-name="P1">State 5 file Problem2_ASL.c line 32 thread 0</text:p>
      <text:p text:style-name="P1">----------------------------------------------------</text:p>
      <text:p text:style-name="P1"><text:s text:c="2"/>chno=1 (00000000000000000000000000000001)</text:p>
      <text:p text:style-name="P1"/>
      <text:p text:style-name="P1">State 6 file &lt;built-in-additions&gt; line 31 thread 0</text:p>
      <text:p text:style-name="P1">----------------------------------------------------</text:p>
      <text:p text:style-name="P1"><text:s text:c="2"/>__CPROVER_malloc_object=NULL (0000000000000000000000000000000000000000000000000000000000000000)</text:p>
      <text:p text:style-name="P1"/>
      <text:p text:style-name="P1">State 7 file Problem2_ASL.c line 33 thread 0</text:p>
      <text:p text:style-name="P1">----------------------------------------------------</text:p>
      <text:p text:style-name="P1"><text:s text:c="2"/>common=129 (00000000000000000000000010000001)</text:p>
      <text:p text:style-name="P1"/>
      <text:p text:style-name="P1">State 8 file &lt;built-in-additions&gt; line 32 thread 0</text:p>
      <text:p text:style-name="P1">----------------------------------------------------</text:p>
      <text:p text:style-name="P1"><text:s text:c="2"/>__CPROVER_malloc_size=0ul (0000000000000000000000000000000000000000000000000000000000000000)</text:p>
      <text:p text:style-name="P1"/>
      <text:p text:style-name="P1">State 9 file Problem2_ASL.c line 35 thread 0</text:p>
      <text:p text:style-name="P1">----------------------------------------------------</text:p>
      <text:p text:style-name="P1"><text:s text:c="2"/>MainDC_DC=FALSE (0)</text:p>
      <text:p text:style-name="P1"/>
      <text:p text:style-name="P1">State 10 file &lt;built-in-additions&gt; line 33 thread 0</text:p>
      <text:p text:style-name="P1">----------------------------------------------------</text:p>
      <text:p text:style-name="P1"><text:s text:c="2"/>__CPROVER_malloc_is_new_array=FALSE (0)</text:p>
      <text:p text:style-name="P1"/>
      <text:p text:style-name="P1">State 11 file Problem2_ASL.c line 36 thread 0</text:p>
      <text:p text:style-name="P1">----------------------------------------------------</text:p>
      <text:p text:style-name="P1"><text:s text:c="2"/>StdbyDC_DC=FALSE (0)</text:p>
      <text:p text:style-name="P1"/>
      <text:p text:style-name="P1">State 12 file &lt;built-in-additions&gt; line 45 thread 0</text:p>
      <text:p text:style-name="P1">----------------------------------------------------</text:p>
      <text:p text:style-name="P1"><text:s text:c="2"/>__CPROVER_rounding_mode=0 (00000000000000000000000000000000)</text:p>
      <text:p text:style-name="P1"><text:soft-page-break/></text:p>
      <text:p text:style-name="P1">State 13 file &lt;built-in-additions&gt; line 66 thread 0</text:p>
      <text:p text:style-name="P1">----------------------------------------------------</text:p>
      <text:p text:style-name="P1"><text:s text:c="2"/>__CPROVER_pipe_count=0u (00000000000000000000000000000000)</text:p>
      <text:p text:style-name="P1"/>
      <text:p text:style-name="P1">State 14 file &lt;built-in-additions&gt; line 22 thread 0</text:p>
      <text:p text:style-name="P1">----------------------------------------------------</text:p>
      <text:p text:style-name="P1"><text:s text:c="2"/>__CPROVER_threads_exited=__CPROVER_threads_exited#1 (?)</text:p>
      <text:p text:style-name="P1"/>
      <text:p text:style-name="P1">State 15 file &lt;built-in-additions&gt; line 23 thread 0</text:p>
      <text:p text:style-name="P1">----------------------------------------------------</text:p>
      <text:p text:style-name="P1"><text:s text:c="2"/>__CPROVER_next_thread_id=0ul (0000000000000000000000000000000000000000000000000000000000000000)</text:p>
      <text:p text:style-name="P1"/>
      <text:p text:style-name="P1">State 16 file Problem2_ASL.c line 24 thread 0</text:p>
      <text:p text:style-name="P1">----------------------------------------------------</text:p>
      <text:p text:style-name="P1"><text:s text:c="2"/>survstatbuf={ 0, 0, 0, 0, 0, 0, 0, 0, 0, 0, 0, 0, 0, 0, 0, 0 } ({ 00000000, 00000000, 00000000, 00000000, 00000000, 00000000, 00000000, 00000000, 00000000, 00000000, 00000000, 00000000, 00000000, 00000000, 00000000, 00000000 })</text:p>
      <text:p text:style-name="P1"/>
      <text:p text:style-name="P1">State 17 file Problem2_ASL.c line 25 thread 0</text:p>
      <text:p text:style-name="P1">----------------------------------------------------</text:p>
      <text:p text:style-name="P1"><text:s text:c="2"/>survstatbuf2={ 0, 0, 0, 0, 0, 0, 0, 0, 0, 0, 0, 0, 0, 0, 0, 0 } ({ 00000000, 00000000, 00000000, 00000000, 00000000, 00000000, 00000000, 00000000, 00000000, 00000000, 00000000, 00000000, 00000000, 00000000, 00000000, 00000000 })</text:p>
      <text:p text:style-name="P1"/>
      <text:p text:style-name="P1">State 18 file Problem2_ASL.c line 28 thread 0</text:p>
      <text:p text:style-name="P1">----------------------------------------------------</text:p>
      <text:p text:style-name="P1"><text:s text:c="2"/>No_liu1_data=0 (00000000000000000000000000000000)</text:p>
      <text:p text:style-name="P1"/>
      <text:p text:style-name="P1">State 19 file Problem2_ASL.c line 29 thread 0</text:p>
      <text:p text:style-name="P1">----------------------------------------------------</text:p>
      <text:p text:style-name="P1"><text:s text:c="2"/>No_liu2_data=0 (00000000000000000000000000000000)</text:p>
      <text:p text:style-name="P1"/>
      <text:p text:style-name="P1">State 20 file Problem2_ASL.c line 30 thread 0</text:p>
      <text:p text:style-name="P1">----------------------------------------------------</text:p>
      <text:p text:style-name="P1"><text:s text:c="2"/>liu1_notok=0 (00000000000000000000000000000000)</text:p>
      <text:p text:style-name="P1"/>
      <text:p text:style-name="P1">State 24 file Problem2_ASL.c line 307 function main thread 0</text:p>
      <text:p text:style-name="P1">----------------------------------------------------</text:p>
      <text:p text:style-name="P1"><text:s text:c="2"/>t=0 (00000000000000000000000000000000)</text:p>
      <text:p text:style-name="P1"/>
      <text:p text:style-name="P1">State 25 file Problem2_ASL.c line 307 function main thread 0</text:p>
      <text:p text:style-name="P1">----------------------------------------------------</text:p>
      <text:p text:style-name="P1"><text:s text:c="2"/>t=0 (00000000000000000000000000000000)</text:p>
      <text:p text:style-name="P1"/>
      <text:p text:style-name="P1">State 26 file Problem2_ASL.c line 309 function main thread 0</text:p>
      <text:p text:style-name="P1">----------------------------------------------------</text:p>
      <text:p text:style-name="P1"><text:s text:c="2"/>i=0 (00000000000000000000000000000000)</text:p>
      <text:p text:style-name="P1"/>
      <text:p text:style-name="P1">State 27 file Problem2_ASL.c line 309 function main thread 0</text:p>
      <text:p text:style-name="P1">----------------------------------------------------</text:p>
      <text:p text:style-name="P1"><text:s text:c="2"/>i=0 (00000000000000000000000000000000)</text:p>
      <text:p text:style-name="P1"/>
      <text:p text:style-name="P1">State 29 file Problem2_ASL.c line 311 function main thread 0</text:p>
      <text:p text:style-name="P1">----------------------------------------------------</text:p>
      <text:p text:style-name="P1"><text:s text:c="2"/>survstatbuf[0l]=0 (00000000)</text:p>
      <text:p text:style-name="P1"/>
      <text:p text:style-name="P1">State 30 file Problem2_ASL.c line 312 function main thread 0</text:p>
      <text:p text:style-name="P1">----------------------------------------------------</text:p>
      <text:p text:style-name="P1"><text:s text:c="2"/>survstatbuf2[0l]=127 (01111111)</text:p>
      <text:p text:style-name="P1"/>
      <text:p text:style-name="P1">State 31 file Problem2_ASL.c line 309 function main thread 0</text:p>
      <text:p text:style-name="P1">----------------------------------------------------</text:p>
      <text:p text:style-name="P1"><text:soft-page-break/><text:s text:c="2"/>i=1 (00000000000000000000000000000001)</text:p>
      <text:p text:style-name="P1"/>
      <text:p text:style-name="P1">State 34 file Problem2_ASL.c line 311 function main thread 0</text:p>
      <text:p text:style-name="P1">----------------------------------------------------</text:p>
      <text:p text:style-name="P1"><text:s text:c="2"/>survstatbuf[1l]=0 (00000000)</text:p>
      <text:p text:style-name="P1"/>
      <text:p text:style-name="P1">State 35 file Problem2_ASL.c line 312 function main thread 0</text:p>
      <text:p text:style-name="P1">----------------------------------------------------</text:p>
      <text:p text:style-name="P1"><text:s text:c="2"/>survstatbuf2[1l]=0 (00000000)</text:p>
      <text:p text:style-name="P1"/>
      <text:p text:style-name="P1">State 36 file Problem2_ASL.c line 309 function main thread 0</text:p>
      <text:p text:style-name="P1">----------------------------------------------------</text:p>
      <text:p text:style-name="P1"><text:s text:c="2"/>i=2 (00000000000000000000000000000010)</text:p>
      <text:p text:style-name="P1"/>
      <text:p text:style-name="P1">State 39 file Problem2_ASL.c line 311 function main thread 0</text:p>
      <text:p text:style-name="P1">----------------------------------------------------</text:p>
      <text:p text:style-name="P1"><text:s text:c="2"/>survstatbuf[2l]=0 (00000000)</text:p>
      <text:p text:style-name="P1"/>
      <text:p text:style-name="P1">State 40 file Problem2_ASL.c line 312 function main thread 0</text:p>
      <text:p text:style-name="P1">----------------------------------------------------</text:p>
      <text:p text:style-name="P1"><text:s text:c="2"/>survstatbuf2[2l]=0 (00000000)</text:p>
      <text:p text:style-name="P1"/>
      <text:p text:style-name="P1">State 41 file Problem2_ASL.c line 309 function main thread 0</text:p>
      <text:p text:style-name="P1">----------------------------------------------------</text:p>
      <text:p text:style-name="P1"><text:s text:c="2"/>i=3 (00000000000000000000000000000011)</text:p>
      <text:p text:style-name="P1"/>
      <text:p text:style-name="P1">State 44 file Problem2_ASL.c line 311 function main thread 0</text:p>
      <text:p text:style-name="P1">----------------------------------------------------</text:p>
      <text:p text:style-name="P1"><text:s text:c="2"/>survstatbuf[3l]=0 (00000000)</text:p>
      <text:p text:style-name="P1"/>
      <text:p text:style-name="P1">State 45 file Problem2_ASL.c line 312 function main thread 0</text:p>
      <text:p text:style-name="P1">----------------------------------------------------</text:p>
      <text:p text:style-name="P1"><text:s text:c="2"/>survstatbuf2[3l]=0 (00000000)</text:p>
      <text:p text:style-name="P1"/>
      <text:p text:style-name="P1">State 46 file Problem2_ASL.c line 309 function main thread 0</text:p>
      <text:p text:style-name="P1">----------------------------------------------------</text:p>
      <text:p text:style-name="P1"><text:s text:c="2"/>i=4 (00000000000000000000000000000100)</text:p>
      <text:p text:style-name="P1"/>
      <text:p text:style-name="P1">State 49 file Problem2_ASL.c line 311 function main thread 0</text:p>
      <text:p text:style-name="P1">----------------------------------------------------</text:p>
      <text:p text:style-name="P1"><text:s text:c="2"/>survstatbuf[4l]=0 (00000000)</text:p>
      <text:p text:style-name="P1"/>
      <text:p text:style-name="P1">State 50 file Problem2_ASL.c line 312 function main thread 0</text:p>
      <text:p text:style-name="P1">----------------------------------------------------</text:p>
      <text:p text:style-name="P1"><text:s text:c="2"/>survstatbuf2[4l]=0 (00000000)</text:p>
      <text:p text:style-name="P1"/>
      <text:p text:style-name="P1">State 51 file Problem2_ASL.c line 309 function main thread 0</text:p>
      <text:p text:style-name="P1">----------------------------------------------------</text:p>
      <text:p text:style-name="P1"><text:s text:c="2"/>i=5 (00000000000000000000000000000101)</text:p>
      <text:p text:style-name="P1"/>
      <text:p text:style-name="P1">State 54 file Problem2_ASL.c line 311 function main thread 0</text:p>
      <text:p text:style-name="P1">----------------------------------------------------</text:p>
      <text:p text:style-name="P1"><text:s text:c="2"/>survstatbuf[5l]=0 (00000000)</text:p>
      <text:p text:style-name="P1"/>
      <text:p text:style-name="P1">State 55 file Problem2_ASL.c line 312 function main thread 0</text:p>
      <text:p text:style-name="P1">----------------------------------------------------</text:p>
      <text:p text:style-name="P1"><text:s text:c="2"/>survstatbuf2[5l]=0 (00000000)</text:p>
      <text:p text:style-name="P1"/>
      <text:p text:style-name="P1">State 56 file Problem2_ASL.c line 309 function main thread 0</text:p>
      <text:p text:style-name="P1">----------------------------------------------------</text:p>
      <text:p text:style-name="P1"><text:s text:c="2"/>i=6 (00000000000000000000000000000110)</text:p>
      <text:p text:style-name="P1"/>
      <text:p text:style-name="P1">State 59 file Problem2_ASL.c line 311 function main thread 0</text:p>
      <text:p text:style-name="P1">----------------------------------------------------</text:p>
      <text:p text:style-name="P1"><text:soft-page-break/><text:s text:c="2"/>survstatbuf[6l]=0 (00000000)</text:p>
      <text:p text:style-name="P1"/>
      <text:p text:style-name="P1">State 60 file Problem2_ASL.c line 312 function main thread 0</text:p>
      <text:p text:style-name="P1">----------------------------------------------------</text:p>
      <text:p text:style-name="P1"><text:s text:c="2"/>survstatbuf2[6l]=0 (00000000)</text:p>
      <text:p text:style-name="P1"/>
      <text:p text:style-name="P1">State 61 file Problem2_ASL.c line 309 function main thread 0</text:p>
      <text:p text:style-name="P1">----------------------------------------------------</text:p>
      <text:p text:style-name="P1"><text:s text:c="2"/>i=7 (00000000000000000000000000000111)</text:p>
      <text:p text:style-name="P1"/>
      <text:p text:style-name="P1">State 64 file Problem2_ASL.c line 311 function main thread 0</text:p>
      <text:p text:style-name="P1">----------------------------------------------------</text:p>
      <text:p text:style-name="P1"><text:s text:c="2"/>survstatbuf[7l]=128 (10000000)</text:p>
      <text:p text:style-name="P1"/>
      <text:p text:style-name="P1">State 65 file Problem2_ASL.c line 312 function main thread 0</text:p>
      <text:p text:style-name="P1">----------------------------------------------------</text:p>
      <text:p text:style-name="P1"><text:s text:c="2"/>survstatbuf2[7l]=0 (00000000)</text:p>
      <text:p text:style-name="P1"/>
      <text:p text:style-name="P1">State 66 file Problem2_ASL.c line 309 function main thread 0</text:p>
      <text:p text:style-name="P1">----------------------------------------------------</text:p>
      <text:p text:style-name="P1"><text:s text:c="2"/>i=8 (00000000000000000000000000001000)</text:p>
      <text:p text:style-name="P1"/>
      <text:p text:style-name="P1">State 69 file Problem2_ASL.c line 311 function main thread 0</text:p>
      <text:p text:style-name="P1">----------------------------------------------------</text:p>
      <text:p text:style-name="P1"><text:s text:c="2"/>survstatbuf[8l]=0 (00000000)</text:p>
      <text:p text:style-name="P1"/>
      <text:p text:style-name="P1">State 70 file Problem2_ASL.c line 312 function main thread 0</text:p>
      <text:p text:style-name="P1">----------------------------------------------------</text:p>
      <text:p text:style-name="P1"><text:s text:c="2"/>survstatbuf2[8l]=0 (00000000)</text:p>
      <text:p text:style-name="P1"/>
      <text:p text:style-name="P1">State 71 file Problem2_ASL.c line 309 function main thread 0</text:p>
      <text:p text:style-name="P1">----------------------------------------------------</text:p>
      <text:p text:style-name="P1"><text:s text:c="2"/>i=9 (00000000000000000000000000001001)</text:p>
      <text:p text:style-name="P1"/>
      <text:p text:style-name="P1">State 74 file Problem2_ASL.c line 311 function main thread 0</text:p>
      <text:p text:style-name="P1">----------------------------------------------------</text:p>
      <text:p text:style-name="P1"><text:s text:c="2"/>survstatbuf[9l]=0 (00000000)</text:p>
      <text:p text:style-name="P1"/>
      <text:p text:style-name="P1">State 75 file Problem2_ASL.c line 312 function main thread 0</text:p>
      <text:p text:style-name="P1">----------------------------------------------------</text:p>
      <text:p text:style-name="P1"><text:s text:c="2"/>survstatbuf2[9l]=0 (00000000)</text:p>
      <text:p text:style-name="P1"/>
      <text:p text:style-name="P1">State 76 file Problem2_ASL.c line 309 function main thread 0</text:p>
      <text:p text:style-name="P1">----------------------------------------------------</text:p>
      <text:p text:style-name="P1"><text:s text:c="2"/>i=10 (00000000000000000000000000001010)</text:p>
      <text:p text:style-name="P1"/>
      <text:p text:style-name="P1">State 79 file Problem2_ASL.c line 311 function main thread 0</text:p>
      <text:p text:style-name="P1">----------------------------------------------------</text:p>
      <text:p text:style-name="P1"><text:s text:c="2"/>survstatbuf[10l]=2 (00000010)</text:p>
      <text:p text:style-name="P1"/>
      <text:p text:style-name="P1">State 80 file Problem2_ASL.c line 312 function main thread 0</text:p>
      <text:p text:style-name="P1">----------------------------------------------------</text:p>
      <text:p text:style-name="P1"><text:s text:c="2"/>survstatbuf2[10l]=0 (00000000)</text:p>
      <text:p text:style-name="P1"/>
      <text:p text:style-name="P1">State 81 file Problem2_ASL.c line 309 function main thread 0</text:p>
      <text:p text:style-name="P1">----------------------------------------------------</text:p>
      <text:p text:style-name="P1"><text:s text:c="2"/>i=11 (00000000000000000000000000001011)</text:p>
      <text:p text:style-name="P1"/>
      <text:p text:style-name="P1">State 84 file Problem2_ASL.c line 311 function main thread 0</text:p>
      <text:p text:style-name="P1">----------------------------------------------------</text:p>
      <text:p text:style-name="P1"><text:s text:c="2"/>survstatbuf[11l]=128 (10000000)</text:p>
      <text:p text:style-name="P1"/>
      <text:p text:style-name="P1">State 85 file Problem2_ASL.c line 312 function main thread 0</text:p>
      <text:p text:style-name="P1">----------------------------------------------------</text:p>
      <text:p text:style-name="P1"><text:soft-page-break/><text:s text:c="2"/>survstatbuf2[11l]=0 (00000000)</text:p>
      <text:p text:style-name="P1"/>
      <text:p text:style-name="P1">State 86 file Problem2_ASL.c line 309 function main thread 0</text:p>
      <text:p text:style-name="P1">----------------------------------------------------</text:p>
      <text:p text:style-name="P1"><text:s text:c="2"/>i=12 (00000000000000000000000000001100)</text:p>
      <text:p text:style-name="P1"/>
      <text:p text:style-name="P1">State 89 file Problem2_ASL.c line 311 function main thread 0</text:p>
      <text:p text:style-name="P1">----------------------------------------------------</text:p>
      <text:p text:style-name="P1"><text:s text:c="2"/>survstatbuf[12l]=232 (11101000)</text:p>
      <text:p text:style-name="P1"/>
      <text:p text:style-name="P1">State 90 file Problem2_ASL.c line 312 function main thread 0</text:p>
      <text:p text:style-name="P1">----------------------------------------------------</text:p>
      <text:p text:style-name="P1"><text:s text:c="2"/>survstatbuf2[12l]=0 (00000000)</text:p>
      <text:p text:style-name="P1"/>
      <text:p text:style-name="P1">State 91 file Problem2_ASL.c line 309 function main thread 0</text:p>
      <text:p text:style-name="P1">----------------------------------------------------</text:p>
      <text:p text:style-name="P1"><text:s text:c="2"/>i=13 (00000000000000000000000000001101)</text:p>
      <text:p text:style-name="P1"/>
      <text:p text:style-name="P1">State 94 file Problem2_ASL.c line 311 function main thread 0</text:p>
      <text:p text:style-name="P1">----------------------------------------------------</text:p>
      <text:p text:style-name="P1"><text:s text:c="2"/>survstatbuf[13l]=0 (00000000)</text:p>
      <text:p text:style-name="P1"/>
      <text:p text:style-name="P1">State 95 file Problem2_ASL.c line 312 function main thread 0</text:p>
      <text:p text:style-name="P1">----------------------------------------------------</text:p>
      <text:p text:style-name="P1"><text:s text:c="2"/>survstatbuf2[13l]=0 (00000000)</text:p>
      <text:p text:style-name="P1"/>
      <text:p text:style-name="P1">State 96 file Problem2_ASL.c line 309 function main thread 0</text:p>
      <text:p text:style-name="P1">----------------------------------------------------</text:p>
      <text:p text:style-name="P1"><text:s text:c="2"/>i=14 (00000000000000000000000000001110)</text:p>
      <text:p text:style-name="P1"/>
      <text:p text:style-name="P1">State 99 file Problem2_ASL.c line 311 function main thread 0</text:p>
      <text:p text:style-name="P1">----------------------------------------------------</text:p>
      <text:p text:style-name="P1"><text:s text:c="2"/>survstatbuf[14l]=0 (00000000)</text:p>
      <text:p text:style-name="P1"/>
      <text:p text:style-name="P1">State 100 file Problem2_ASL.c line 312 function main thread 0</text:p>
      <text:p text:style-name="P1">----------------------------------------------------</text:p>
      <text:p text:style-name="P1"><text:s text:c="2"/>survstatbuf2[14l]=0 (00000000)</text:p>
      <text:p text:style-name="P1"/>
      <text:p text:style-name="P1">State 101 file Problem2_ASL.c line 309 function main thread 0</text:p>
      <text:p text:style-name="P1">----------------------------------------------------</text:p>
      <text:p text:style-name="P1"><text:s text:c="2"/>i=15 (00000000000000000000000000001111)</text:p>
      <text:p text:style-name="P1"/>
      <text:p text:style-name="P1">State 104 file Problem2_ASL.c line 311 function main thread 0</text:p>
      <text:p text:style-name="P1">----------------------------------------------------</text:p>
      <text:p text:style-name="P1"><text:s text:c="2"/>survstatbuf[15l]=0 (00000000)</text:p>
      <text:p text:style-name="P1"/>
      <text:p text:style-name="P1">State 105 file Problem2_ASL.c line 312 function main thread 0</text:p>
      <text:p text:style-name="P1">----------------------------------------------------</text:p>
      <text:p text:style-name="P1"><text:s text:c="2"/>survstatbuf2[15l]=128 (10000000)</text:p>
      <text:p text:style-name="P1"/>
      <text:p text:style-name="P1">State 106 file Problem2_ASL.c line 309 function main thread 0</text:p>
      <text:p text:style-name="P1">----------------------------------------------------</text:p>
      <text:p text:style-name="P1"><text:s text:c="2"/>i=16 (00000000000000000000000000010000)</text:p>
      <text:p text:style-name="P1"/>
      <text:p text:style-name="P1">State 111 file Problem2_ASL.c line 315 function main thread 0</text:p>
      <text:p text:style-name="P1">----------------------------------------------------</text:p>
      <text:p text:style-name="P1"><text:s text:c="2"/>chno=1 (00000000000000000000000000000001)</text:p>
      <text:p text:style-name="P1"/>
      <text:p text:style-name="P1">State 112 file Problem2_ASL.c line 315 function main thread 0</text:p>
      <text:p text:style-name="P1">----------------------------------------------------</text:p>
      <text:p text:style-name="P1"><text:s text:c="2"/>common=129 (00000000000000000000000010000001)</text:p>
      <text:p text:style-name="P1"/>
      <text:p text:style-name="P1">State 113 file Problem2_ASL.c line 206 function get_tmr_status thread 0</text:p>
      <text:p text:style-name="P1">----------------------------------------------------</text:p>
      <text:p text:style-name="P1"><text:soft-page-break/><text:s text:c="2"/>byte=0 (00000000000000000000000000000000)</text:p>
      <text:p text:style-name="P1"/>
      <text:p text:style-name="P1">State 114 file Problem2_ASL.c line 206 function get_tmr_status thread 0</text:p>
      <text:p text:style-name="P1">----------------------------------------------------</text:p>
      <text:p text:style-name="P1"><text:s text:c="2"/>byte=0 (00000000000000000000000000000000)</text:p>
      <text:p text:style-name="P1"/>
      <text:p text:style-name="P1">State 115 file Problem2_ASL.c line 206 function get_tmr_status thread 0</text:p>
      <text:p text:style-name="P1">----------------------------------------------------</text:p>
      <text:p text:style-name="P1"><text:s text:c="2"/>bitinbyte=0 (00000000000000000000000000000000)</text:p>
      <text:p text:style-name="P1"/>
      <text:p text:style-name="P1">State 116 file Problem2_ASL.c line 206 function get_tmr_status thread 0</text:p>
      <text:p text:style-name="P1">----------------------------------------------------</text:p>
      <text:p text:style-name="P1"><text:s text:c="2"/>bitinbyte=0 (00000000000000000000000000000000)</text:p>
      <text:p text:style-name="P1"/>
      <text:p text:style-name="P1">State 117 file Problem2_ASL.c line 206 function get_tmr_status thread 0</text:p>
      <text:p text:style-name="P1">----------------------------------------------------</text:p>
      <text:p text:style-name="P1"><text:s text:c="2"/>ret=0 (00000000000000000000000000000000)</text:p>
      <text:p text:style-name="P1"/>
      <text:p text:style-name="P1">State 118 file Problem2_ASL.c line 206 function get_tmr_status thread 0</text:p>
      <text:p text:style-name="P1">----------------------------------------------------</text:p>
      <text:p text:style-name="P1"><text:s text:c="2"/>ret=2 (00000000000000000000000000000010)</text:p>
      <text:p text:style-name="P1"/>
      <text:p text:style-name="P1">State 119 file Problem2_ASL.c line 207 function get_tmr_status thread 0</text:p>
      <text:p text:style-name="P1">----------------------------------------------------</text:p>
      <text:p text:style-name="P1"><text:s text:c="2"/>mstat=FALSE (0)</text:p>
      <text:p text:style-name="P1"/>
      <text:p text:style-name="P1">State 120 file Problem2_ASL.c line 207 function get_tmr_status thread 0</text:p>
      <text:p text:style-name="P1">----------------------------------------------------</text:p>
      <text:p text:style-name="P1"><text:s text:c="2"/>mstat=FALSE (0)</text:p>
      <text:p text:style-name="P1"/>
      <text:p text:style-name="P1">State 121 file Problem2_ASL.c line 207 function get_tmr_status thread 0</text:p>
      <text:p text:style-name="P1">----------------------------------------------------</text:p>
      <text:p text:style-name="P1"><text:s text:c="2"/>mcstat=FALSE (0)</text:p>
      <text:p text:style-name="P1"/>
      <text:p text:style-name="P1">State 122 file Problem2_ASL.c line 207 function get_tmr_status thread 0</text:p>
      <text:p text:style-name="P1">----------------------------------------------------</text:p>
      <text:p text:style-name="P1"><text:s text:c="2"/>mcstat=FALSE (0)</text:p>
      <text:p text:style-name="P1"/>
      <text:p text:style-name="P1">State 123 file Problem2_ASL.c line 207 function get_tmr_status thread 0</text:p>
      <text:p text:style-name="P1">----------------------------------------------------</text:p>
      <text:p text:style-name="P1"><text:s text:c="2"/>sstat=FALSE (0)</text:p>
      <text:p text:style-name="P1"/>
      <text:p text:style-name="P1">State 124 file Problem2_ASL.c line 207 function get_tmr_status thread 0</text:p>
      <text:p text:style-name="P1">----------------------------------------------------</text:p>
      <text:p text:style-name="P1"><text:s text:c="2"/>sstat=FALSE (0)</text:p>
      <text:p text:style-name="P1"/>
      <text:p text:style-name="P1">State 125 file Problem2_ASL.c line 207 function get_tmr_status thread 0</text:p>
      <text:p text:style-name="P1">----------------------------------------------------</text:p>
      <text:p text:style-name="P1"><text:s text:c="2"/>scstat=FALSE (0)</text:p>
      <text:p text:style-name="P1"/>
      <text:p text:style-name="P1">State 126 file Problem2_ASL.c line 207 function get_tmr_status thread 0</text:p>
      <text:p text:style-name="P1">----------------------------------------------------</text:p>
      <text:p text:style-name="P1"><text:s text:c="2"/>scstat=FALSE (0)</text:p>
      <text:p text:style-name="P1"/>
      <text:p text:style-name="P1">State 127 file Problem2_ASL.c line 208 function get_tmr_status thread 0</text:p>
      <text:p text:style-name="P1">----------------------------------------------------</text:p>
      <text:p text:style-name="P1"><text:s text:c="2"/>mask=0 (00000000)</text:p>
      <text:p text:style-name="P1"/>
      <text:p text:style-name="P1">State 128 file Problem2_ASL.c line 208 function get_tmr_status thread 0</text:p>
      <text:p text:style-name="P1">----------------------------------------------------</text:p>
      <text:p text:style-name="P1"><text:s text:c="2"/>mask=1 (00000001)</text:p>
      <text:p text:style-name="P1"/>
      <text:p text:style-name="P1">State 129 file Problem2_ASL.c line 209 function get_tmr_status thread 0</text:p>
      <text:p text:style-name="P1">----------------------------------------------------</text:p>
      <text:p text:style-name="P1"><text:soft-page-break/><text:s text:c="2"/>output=TRUE (1)</text:p>
      <text:p text:style-name="P1"/>
      <text:p text:style-name="P1">State 130 file Problem2_ASL.c line 209 function get_tmr_status thread 0</text:p>
      <text:p text:style-name="P1">----------------------------------------------------</text:p>
      <text:p text:style-name="P1"><text:s text:c="2"/>output_undef=FALSE (0)</text:p>
      <text:p text:style-name="P1"/>
      <text:p text:style-name="P1">State 131 file Problem2_ASL.c line 209 function get_tmr_status thread 0</text:p>
      <text:p text:style-name="P1">----------------------------------------------------</text:p>
      <text:p text:style-name="P1"><text:s text:c="2"/>output_undef=FALSE (0)</text:p>
      <text:p text:style-name="P1"/>
      <text:p text:style-name="P1">State 132 file Problem2_ASL.c line 212 function get_tmr_status thread 0</text:p>
      <text:p text:style-name="P1">----------------------------------------------------</text:p>
      <text:p text:style-name="P1"><text:s text:c="2"/>byte=0 (00000000000000000000000000000000)</text:p>
      <text:p text:style-name="P1"/>
      <text:p text:style-name="P1">State 133 file Problem2_ASL.c line 213 function get_tmr_status thread 0</text:p>
      <text:p text:style-name="P1">----------------------------------------------------</text:p>
      <text:p text:style-name="P1"><text:s text:c="2"/>bitinbyte=1 (00000000000000000000000000000001)</text:p>
      <text:p text:style-name="P1"/>
      <text:p text:style-name="P1">State 135 file Problem2_ASL.c line 216 function get_tmr_status thread 0</text:p>
      <text:p text:style-name="P1">----------------------------------------------------</text:p>
      <text:p text:style-name="P1"><text:s text:c="2"/>mask=2 (00000010)</text:p>
      <text:p text:style-name="P1"/>
      <text:p text:style-name="P1">State 137 file Problem2_ASL.c line 221 function get_tmr_status thread 0</text:p>
      <text:p text:style-name="P1">----------------------------------------------------</text:p>
      <text:p text:style-name="P1"><text:s text:c="2"/><text:span text:style-name="T1">mstat=FALSE (0)</text:span></text:p>
      <text:p text:style-name="P1"/>
      <text:p text:style-name="P1">State 139 file Problem2_ASL.c line 224 function get_tmr_status thread 0</text:p>
      <text:p text:style-name="P1">----------------------------------------------------</text:p>
      <text:p text:style-name="P1"><text:s text:c="2"/><text:span text:style-name="T1">sstat=TRUE (1)</text:span></text:p>
      <text:p text:style-name="P1"/>
      <text:p text:style-name="P1">State 141 file Problem2_ASL.c line 229 function get_tmr_status thread 0</text:p>
      <text:p text:style-name="P1">----------------------------------------------------</text:p>
      <text:p text:style-name="P1"><text:s text:c="2"/>mask=1 (00000001)</text:p>
      <text:p text:style-name="P1"/>
      <text:p text:style-name="P1">State 142 file Problem2_ASL.c line 230 function get_tmr_status thread 0</text:p>
      <text:p text:style-name="P1">----------------------------------------------------</text:p>
      <text:p text:style-name="P1"><text:s text:c="2"/>byte=16 (00000000000000000000000000010000)</text:p>
      <text:p text:style-name="P1"/>
      <text:p text:style-name="P1">State 143 file Problem2_ASL.c line 231 function get_tmr_status thread 0</text:p>
      <text:p text:style-name="P1">----------------------------------------------------</text:p>
      <text:p text:style-name="P1"><text:s text:c="2"/>bitinbyte=1 (00000000000000000000000000000001)</text:p>
      <text:p text:style-name="P1"/>
      <text:p text:style-name="P1">State 145 file Problem2_ASL.c line 234 function get_tmr_status thread 0</text:p>
      <text:p text:style-name="P1">----------------------------------------------------</text:p>
      <text:p text:style-name="P1"><text:s text:c="2"/>mask=2 (00000010)</text:p>
      <text:p text:style-name="P1"/>
      <text:p text:style-name="P1">State 147 file Problem2_ASL.c line 239 function get_tmr_status thread 0</text:p>
      <text:p text:style-name="P1">----------------------------------------------------</text:p>
      <text:p text:style-name="P1"><text:s/><text:span text:style-name="T1"><text:s/>mcstat=FALSE (0)</text:span></text:p>
      <text:p text:style-name="P1"/>
      <text:p text:style-name="P1">State 149 file Problem2_ASL.c line 244 function get_tmr_status thread 0</text:p>
      <text:p text:style-name="P1">----------------------------------------------------</text:p>
      <text:p text:style-name="P1"><text:s text:c="2"/><text:span text:style-name="T1">scstat=FALSE (0)</text:span></text:p>
      <text:p text:style-name="P1"/>
      <text:p text:style-name="P1">State 156 file Problem2_ASL.c line 252 function get_tmr_status thread 0</text:p>
      <text:p text:style-name="P1">----------------------------------------------------</text:p>
      <text:p text:style-name="P1"><text:s text:c="2"/>output=FALSE (0)</text:p>
      <text:p text:style-name="P1"/>
      <text:p text:style-name="P1">State 161 file Problem2_ASL.c line 295 function get_tmr_status thread 0</text:p>
      <text:p text:style-name="P1">----------------------------------------------------</text:p>
      <text:p text:style-name="P1"><text:s text:c="2"/>ret=0 (00000000000000000000000000000000)</text:p>
      <text:p text:style-name="P1"/>
      <text:p text:style-name="P1">State 163 file Problem2_ASL.c line 298 function get_tmr_status thread 0</text:p>
      <text:p text:style-name="P1">----------------------------------------------------</text:p>
      <text:p text:style-name="P1"><text:soft-page-break/><text:s text:c="2"/>t=0 (00000000000000000000000000000000)</text:p>
      <text:p text:style-name="P1"/>
      <text:p text:style-name="P1">State 167 file Problem2_ASL.c line 317 function main thread 0</text:p>
      <text:p text:style-name="P1">----------------------------------------------------</text:p>
      <text:p text:style-name="P1"><text:s text:c="2"/>verift=0 (00000000000000000000000000000000)</text:p>
      <text:p text:style-name="P1"/>
      <text:p text:style-name="P1">State 168 file Problem2_ASL.c line 76 function verif_get_tmr thread 0</text:p>
      <text:p text:style-name="P1">----------------------------------------------------</text:p>
      <text:p text:style-name="P1"><text:s text:c="2"/>SYS1OK=FALSE (0)</text:p>
      <text:p text:style-name="P1"/>
      <text:p text:style-name="P1">State 169 file Problem2_ASL.c line 76 function verif_get_tmr thread 0</text:p>
      <text:p text:style-name="P1">----------------------------------------------------</text:p>
      <text:p text:style-name="P1"><text:s text:c="2"/>SYS2OK=FALSE (0)</text:p>
      <text:p text:style-name="P1"/>
      <text:p text:style-name="P1">State 170 file Problem2_ASL.c line 76 function verif_get_tmr thread 0</text:p>
      <text:p text:style-name="P1">----------------------------------------------------</text:p>
      <text:p text:style-name="P1"><text:s text:c="2"/>SYS1NOK=FALSE (0)</text:p>
      <text:p text:style-name="P1"/>
      <text:p text:style-name="P1">State 171 file Problem2_ASL.c line 76 function verif_get_tmr thread 0</text:p>
      <text:p text:style-name="P1">----------------------------------------------------</text:p>
      <text:p text:style-name="P1"><text:s text:c="2"/>SYS2NOK=FALSE (0)</text:p>
      <text:p text:style-name="P1"/>
      <text:p text:style-name="P1">State 172 file Problem2_ASL.c line 77 function verif_get_tmr thread 0</text:p>
      <text:p text:style-name="P1">----------------------------------------------------</text:p>
      <text:p text:style-name="P1"><text:s text:c="2"/>OK={ FALSE, FALSE, FALSE, FALSE, FALSE, FALSE, FALSE, FALSE, FALSE, FALSE, FALSE, FALSE, FALSE } ({ 0, 0, 0, 0, 0, 0, 0, 0, 0, 0, 0, 0, 0 })</text:p>
      <text:p text:style-name="P1"/>
      <text:p text:style-name="P1">State 173 file Problem2_ASL.c line 78 function verif_get_tmr thread 0</text:p>
      <text:p text:style-name="P1">----------------------------------------------------</text:p>
      <text:p text:style-name="P1"><text:s text:c="2"/>vmstat=FALSE (0)</text:p>
      <text:p text:style-name="P1"/>
      <text:p text:style-name="P1">State 174 file Problem2_ASL.c line 78 function verif_get_tmr thread 0</text:p>
      <text:p text:style-name="P1">----------------------------------------------------</text:p>
      <text:p text:style-name="P1"><text:s text:c="2"/>vmstat=FALSE (0)</text:p>
      <text:p text:style-name="P1"/>
      <text:p text:style-name="P1">State 175 file Problem2_ASL.c line 78 function verif_get_tmr thread 0</text:p>
      <text:p text:style-name="P1">----------------------------------------------------</text:p>
      <text:p text:style-name="P1"><text:s text:c="2"/>vsstat=FALSE (0)</text:p>
      <text:p text:style-name="P1"/>
      <text:p text:style-name="P1">State 176 file Problem2_ASL.c line 78 function verif_get_tmr thread 0</text:p>
      <text:p text:style-name="P1">----------------------------------------------------</text:p>
      <text:p text:style-name="P1"><text:s text:c="2"/>vsstat=FALSE (0)</text:p>
      <text:p text:style-name="P1"/>
      <text:p text:style-name="P1">State 177 file Problem2_ASL.c line 78 function verif_get_tmr thread 0</text:p>
      <text:p text:style-name="P1">----------------------------------------------------</text:p>
      <text:p text:style-name="P1"><text:s text:c="2"/>vmcstat=FALSE (0)</text:p>
      <text:p text:style-name="P1"/>
      <text:p text:style-name="P1">State 178 file Problem2_ASL.c line 78 function verif_get_tmr thread 0</text:p>
      <text:p text:style-name="P1">----------------------------------------------------</text:p>
      <text:p text:style-name="P1"><text:s text:c="2"/>vmcstat=FALSE (0)</text:p>
      <text:p text:style-name="P1"/>
      <text:p text:style-name="P1">State 179 file Problem2_ASL.c line 78 function verif_get_tmr thread 0</text:p>
      <text:p text:style-name="P1">----------------------------------------------------</text:p>
      <text:p text:style-name="P1"><text:s text:c="2"/>vscstat=FALSE (0)</text:p>
      <text:p text:style-name="P1"/>
      <text:p text:style-name="P1">State 180 file Problem2_ASL.c line 78 function verif_get_tmr thread 0</text:p>
      <text:p text:style-name="P1">----------------------------------------------------</text:p>
      <text:p text:style-name="P1"><text:s text:c="2"/>vscstat=FALSE (0)</text:p>
      <text:p text:style-name="P1"/>
      <text:p text:style-name="P1">State 181 file Problem2_ASL.c line 79 function verif_get_tmr thread 0</text:p>
      <text:p text:style-name="P1">----------------------------------------------------</text:p>
      <text:p text:style-name="P1"><text:s text:c="2"/>vbyte=0 (00000000000000000000000000000000)</text:p>
      <text:p text:style-name="P1"/>
      <text:p text:style-name="P1">State 182 file Problem2_ASL.c line 79 function verif_get_tmr thread 0</text:p>
      <text:p text:style-name="P1"><text:soft-page-break/>----------------------------------------------------</text:p>
      <text:p text:style-name="P1"><text:s text:c="2"/>vbyte=0 (00000000000000000000000000000000)</text:p>
      <text:p text:style-name="P1"/>
      <text:p text:style-name="P1">State 183 file Problem2_ASL.c line 79 function verif_get_tmr thread 0</text:p>
      <text:p text:style-name="P1">----------------------------------------------------</text:p>
      <text:p text:style-name="P1"><text:s text:c="2"/>vbitinbyte=0 (00000000000000000000000000000000)</text:p>
      <text:p text:style-name="P1"/>
      <text:p text:style-name="P1">State 184 file Problem2_ASL.c line 79 function verif_get_tmr thread 0</text:p>
      <text:p text:style-name="P1">----------------------------------------------------</text:p>
      <text:p text:style-name="P1"><text:s text:c="2"/>vbitinbyte=0 (00000000000000000000000000000000)</text:p>
      <text:p text:style-name="P1"/>
      <text:p text:style-name="P1">State 185 file Problem2_ASL.c line 80 function verif_get_tmr thread 0</text:p>
      <text:p text:style-name="P1">----------------------------------------------------</text:p>
      <text:p text:style-name="P1"><text:s text:c="2"/>vmask=0 (00000000)</text:p>
      <text:p text:style-name="P1"/>
      <text:p text:style-name="P1">State 186 file Problem2_ASL.c line 80 function verif_get_tmr thread 0</text:p>
      <text:p text:style-name="P1">----------------------------------------------------</text:p>
      <text:p text:style-name="P1"><text:s text:c="2"/>vmask=1 (00000001)</text:p>
      <text:p text:style-name="P1"/>
      <text:p text:style-name="P1">State 187 file Problem2_ASL.c line 83 function verif_get_tmr thread 0</text:p>
      <text:p text:style-name="P1">----------------------------------------------------</text:p>
      <text:p text:style-name="P1"><text:s text:c="2"/>vbyte=0 (00000000000000000000000000000000)</text:p>
      <text:p text:style-name="P1"/>
      <text:p text:style-name="P1">State 188 file Problem2_ASL.c line 84 function verif_get_tmr thread 0</text:p>
      <text:p text:style-name="P1">----------------------------------------------------</text:p>
      <text:p text:style-name="P1"><text:s text:c="2"/>vbitinbyte=1 (00000000000000000000000000000001)</text:p>
      <text:p text:style-name="P1"/>
      <text:p text:style-name="P1">State 190 file Problem2_ASL.c line 87 function verif_get_tmr thread 0</text:p>
      <text:p text:style-name="P1">----------------------------------------------------</text:p>
      <text:p text:style-name="P1"><text:s text:c="2"/>vmask=2 (00000010)</text:p>
      <text:p text:style-name="P1"/>
      <text:p text:style-name="P1">State 192 file Problem2_ASL.c line 92 function verif_get_tmr thread 0</text:p>
      <text:p text:style-name="P1">----------------------------------------------------</text:p>
      <text:p text:style-name="P1"><text:s text:c="2"/><text:span text:style-name="T1">vmstat=FALSE (0)</text:span></text:p>
      <text:p text:style-name="P1"/>
      <text:p text:style-name="P1">State 194 file Problem2_ASL.c line 95 function verif_get_tmr thread 0</text:p>
      <text:p text:style-name="P1">----------------------------------------------------</text:p>
      <text:p text:style-name="P1"><text:s text:c="2"/><text:span text:style-name="T1">vsstat=TRUE (1)</text:span></text:p>
      <text:p text:style-name="P1"/>
      <text:p text:style-name="P1">State 196 file Problem2_ASL.c line 99 function verif_get_tmr thread 0</text:p>
      <text:p text:style-name="P1">----------------------------------------------------</text:p>
      <text:p text:style-name="P1"><text:s text:c="2"/>vmask=1 (00000001)</text:p>
      <text:p text:style-name="P1"/>
      <text:p text:style-name="P1">State 197 file Problem2_ASL.c line 100 function verif_get_tmr thread 0</text:p>
      <text:p text:style-name="P1">----------------------------------------------------</text:p>
      <text:p text:style-name="P1"><text:s text:c="2"/>vbyte=16 (00000000000000000000000000010000)</text:p>
      <text:p text:style-name="P1"/>
      <text:p text:style-name="P1">State 198 file Problem2_ASL.c line 101 function verif_get_tmr thread 0</text:p>
      <text:p text:style-name="P1">----------------------------------------------------</text:p>
      <text:p text:style-name="P1"><text:s text:c="2"/>vbitinbyte=1 (00000000000000000000000000000001)</text:p>
      <text:p text:style-name="P1"/>
      <text:p text:style-name="P1">State 200 file Problem2_ASL.c line 104 function verif_get_tmr thread 0</text:p>
      <text:p text:style-name="P1">----------------------------------------------------</text:p>
      <text:p text:style-name="P1"><text:s text:c="2"/>vmask=2 (00000010)</text:p>
      <text:p text:style-name="P1"/>
      <text:p text:style-name="P1">State 202 file Problem2_ASL.c line 109 function verif_get_tmr thread 0</text:p>
      <text:p text:style-name="P1">----------------------------------------------------</text:p>
      <text:p text:style-name="P1"><text:s text:c="2"/><text:span text:style-name="T1">vmcstat=FALSE (0)</text:span></text:p>
      <text:p text:style-name="P1"/>
      <text:p text:style-name="P1">State 204 file Problem2_ASL.c line 112 function verif_get_tmr thread 0</text:p>
      <text:p text:style-name="P1">----------------------------------------------------</text:p>
      <text:p text:style-name="P1"><text:s text:c="2"/><text:span text:style-name="T1">vscstat=TRUE (1)</text:span></text:p>
      <text:p text:style-name="P1"/>
      <text:p text:style-name="P1">State 206 file Problem2_ASL.c line 116 function verif_get_tmr thread 0</text:p>
      <text:p text:style-name="P1"><text:soft-page-break/>----------------------------------------------------</text:p>
      <text:p text:style-name="P1"><text:s text:c="2"/>SYS1OK=TRUE (1)</text:p>
      <text:p text:style-name="P1"/>
      <text:p text:style-name="P1">State 207 file Problem2_ASL.c line 117 function verif_get_tmr thread 0</text:p>
      <text:p text:style-name="P1">----------------------------------------------------</text:p>
      <text:p text:style-name="P1"><text:s text:c="2"/>SYS2OK=TRUE (1)</text:p>
      <text:p text:style-name="P1"/>
      <text:p text:style-name="P1">State 208 file Problem2_ASL.c line 118 function verif_get_tmr thread 0</text:p>
      <text:p text:style-name="P1">----------------------------------------------------</text:p>
      <text:p text:style-name="P1"><text:s text:c="2"/>SYS1NOK=FALSE (0)</text:p>
      <text:p text:style-name="P1"/>
      <text:p text:style-name="P1">State 209 file Problem2_ASL.c line 119 function verif_get_tmr thread 0</text:p>
      <text:p text:style-name="P1">----------------------------------------------------</text:p>
      <text:p text:style-name="P1"><text:s text:c="2"/>SYS2NOK=FALSE (0)</text:p>
      <text:p text:style-name="P1"/>
      <text:p text:style-name="P1">State 210 file Problem2_ASL.c line 122 function verif_get_tmr thread 0</text:p>
      <text:p text:style-name="P1">----------------------------------------------------</text:p>
      <text:p text:style-name="P1"><text:s text:c="2"/>OK[0l]=FALSE (0)</text:p>
      <text:p text:style-name="P1"/>
      <text:p text:style-name="P1">State 211 file Problem2_ASL.c line 123 function verif_get_tmr thread 0</text:p>
      <text:p text:style-name="P1">----------------------------------------------------</text:p>
      <text:p text:style-name="P1"><text:s text:c="2"/>OK[1l]=FALSE (0)</text:p>
      <text:p text:style-name="P1"/>
      <text:p text:style-name="P1">State 212 file Problem2_ASL.c line 124 function verif_get_tmr thread 0</text:p>
      <text:p text:style-name="P1">----------------------------------------------------</text:p>
      <text:p text:style-name="P1"><text:s text:c="2"/>OK[2l]=FALSE (0)</text:p>
      <text:p text:style-name="P1"/>
      <text:p text:style-name="P1">State 213 file Problem2_ASL.c line 128 function verif_get_tmr thread 0</text:p>
      <text:p text:style-name="P1">----------------------------------------------------</text:p>
      <text:p text:style-name="P1"><text:s text:c="2"/>OK[3l]=FALSE (0)</text:p>
      <text:p text:style-name="P1"/>
      <text:p text:style-name="P1">State 214 file Problem2_ASL.c line 129 function verif_get_tmr thread 0</text:p>
      <text:p text:style-name="P1">----------------------------------------------------</text:p>
      <text:p text:style-name="P1"><text:s text:c="2"/>OK[4l]=FALSE (0)</text:p>
      <text:p text:style-name="P1"/>
      <text:p text:style-name="P1">State 215 file Problem2_ASL.c line 130 function verif_get_tmr thread 0</text:p>
      <text:p text:style-name="P1">----------------------------------------------------</text:p>
      <text:p text:style-name="P1"><text:s text:c="2"/>OK[5l]=FALSE (0)</text:p>
      <text:p text:style-name="P1"/>
      <text:p text:style-name="P1">State 216 file Problem2_ASL.c line 133 function verif_get_tmr thread 0</text:p>
      <text:p text:style-name="P1">----------------------------------------------------</text:p>
      <text:p text:style-name="P1"><text:s text:c="2"/>OK[6l]=FALSE (0)</text:p>
      <text:p text:style-name="P1"/>
      <text:p text:style-name="P1">State 217 file Problem2_ASL.c line 134 function verif_get_tmr thread 0</text:p>
      <text:p text:style-name="P1">----------------------------------------------------</text:p>
      <text:p text:style-name="P1"><text:s text:c="2"/>OK[7l]=FALSE (0)</text:p>
      <text:p text:style-name="P1"/>
      <text:p text:style-name="P1">State 218 file Problem2_ASL.c line 135 function verif_get_tmr thread 0</text:p>
      <text:p text:style-name="P1">----------------------------------------------------</text:p>
      <text:p text:style-name="P1"><text:s text:c="2"/>OK[8l]=FALSE (0)</text:p>
      <text:p text:style-name="P1"/>
      <text:p text:style-name="P1">State 219 file Problem2_ASL.c line 137 function verif_get_tmr thread 0</text:p>
      <text:p text:style-name="P1">----------------------------------------------------</text:p>
      <text:p text:style-name="P1"><text:s text:c="2"/>OK[9l]=FALSE (0)</text:p>
      <text:p text:style-name="P1"/>
      <text:p text:style-name="P1">State 220 file Problem2_ASL.c line 139 function verif_get_tmr thread 0</text:p>
      <text:p text:style-name="P1">----------------------------------------------------</text:p>
      <text:p text:style-name="P1"><text:s text:c="2"/>OK[10l]=TRUE (1)</text:p>
      <text:p text:style-name="P1"/>
      <text:p text:style-name="P1">State 221 file Problem2_ASL.c line 141 function verif_get_tmr thread 0</text:p>
      <text:p text:style-name="P1">----------------------------------------------------</text:p>
      <text:p text:style-name="P1"><text:s text:c="2"/>OK[11l]=FALSE (0)</text:p>
      <text:p text:style-name="P1"/>
      <text:p text:style-name="P1">State 222 file Problem2_ASL.c line 143 function verif_get_tmr thread 0</text:p>
      <text:p text:style-name="P1"><text:soft-page-break/>----------------------------------------------------</text:p>
      <text:p text:style-name="P1"><text:s text:c="2"/>OK[12l]=FALSE (0)</text:p>
      <text:p text:style-name="P1"/>
      <text:p text:style-name="P1">Violated property:</text:p>
      <text:p text:style-name="P1"><text:s text:c="2"/>file Problem2_ASL.c line 163 function verif_get_tmr</text:p>
      <text:p text:style-name="P1"><text:s text:c="2"/>Hey OK10 fails</text:p>
      <text:p text:style-name="P1"><text:s text:c="2"/>!OK[(signed long int)10] ? TRUE : (verift == 1 ? TRUE : FALSE)</text:p>
      <text:p text:style-name="P1"/>
      <text:p text:style-name="P1">VERIFICATION FAI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2T16:40:06.918742858</dc:date>
    <meta:document-statistic meta:table-count="0" meta:image-count="0" meta:object-count="0" meta:page-count="13" meta:paragraph-count="548" meta:word-count="2985" meta:character-count="30303" meta:non-whitespace-character-count="27554"/>
    <meta:generator>LibreOffice/4.2.7.2$Linux_X86_64 LibreOffice_project/420m0$Build-2</meta:generator>
  </office:meta>
</office:document-meta>
</file>